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B00000232747D910AEA6FD2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-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5.613cm" fo:min-width="1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000000" draw:textarea-horizontal-align="justify" draw:textarea-vertical-align="middle" draw:auto-grow-height="false" fo:min-height="5.74cm" fo:min-width="10.18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3.615cm" svg:y="-1cm" svg:width="12.271cm" svg:height="19.001cm" draw:z-index="1"><draw:image xlink:href="Pictures/100002010000016B00000232747D910AEA6FD2A3.png" xlink:type="simple" xlink:show="embed" xlink:actuate="onLoad" loext:mime-type="image/png"/></draw:frame><draw:custom-shape text:anchor-type="paragraph" draw:z-index="0" draw:name="Forme1" draw:style-name="gr1" draw:text-style-name="P2" svg:width="11.87cm" svg:height="11.226cm" svg:x="-0.254cm" svg:y="1.98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frame draw:style-name="fr1" draw:name="Image2" text:anchor-type="paragraph" svg:x="0cm" svg:y="-1cm" svg:width="12.271cm" svg:height="19.001cm" draw:z-index="2"><draw:image xlink:href="Pictures/100002010000016B00000232747D910AEA6FD2A3.png" xlink:type="simple" xlink:show="embed" xlink:actuate="onLoad" loext:mime-type="image/png"/></draw:frame><draw:custom-shape text:anchor-type="paragraph" draw:z-index="3" draw:name="Forme2" draw:style-name="gr2" draw:text-style-name="P2" svg:width="11.642cm" svg:height="11.48cm" svg:x="15.212cm" svg:y="1.73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Brocas</meta:initial-creator>
    <meta:creation-date>2018-07-02T10:32:06.887452487</meta:creation-date>
    <dc:date>2019-06-28T08:04:41.309942794</dc:date>
    <meta:editing-duration>PT2M40S</meta:editing-duration>
    <meta:editing-cycles>3</meta:editing-cycles>
    <meta:generator>LibreOffice/6.1.6.3$Linux_X86_64 LibreOffice_project/10$Build-3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